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number-rows-repeated="3" table:style-name="ro1">
          <table:table-cell office:value-type="string" table:style-name="ce1">
            <text:p>Fir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nd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hird</text:p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828</meta:generator>
    <meta:initial-creator>Ingmar Runge</meta:initial-creator>
    <dc:creator>Ingmar Runge</dc:creator>
    <meta:creation-date>2016-06-28T07:24:00Z</meta:creation-date>
    <dc:date>2016-06-28T07:26:37Z</dc:date>
    <meta:editing-duration>PT0S</meta:editing-duration>
  </office:meta>
</office:document-meta>
</file>